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  <style:text-properties fo:language="en" fo:country="US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  <style:text-properties officeooo:rsid="0021b625" officeooo:paragraph-rsid="0021b625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fo:language="en" fo:country="US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language="en" fo:country="US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officeooo:rsid="001fdff4" officeooo:paragraph-rsid="001fdff4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language="en" fo:country="US"/>
    </style:style>
    <style:style style:name="T3" style:family="text">
      <style:text-properties fo:language="en" fo:country="US" loext:padding="0cm" loext:border="none"/>
    </style:style>
    <style:style style:name="T4" style:family="text">
      <style:text-properties officeooo:rsid="001a2751"/>
    </style:style>
    <style:style style:name="T5" style:family="text">
      <style:text-properties officeooo:rsid="001c273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5"><text:span text:style-name="Strong_20_Emphasis"><text:span text:style-name="T3">Task List View</text:span></text:span><text:span text:style-name="T2">:</text:span></text:p>
          <text:list>
            <text:list-item>
              <text:p text:style-name="P6">Display a list of all tasks, with columns for task <text:span text:style-name="T4">id, code,</text:span> name, <text:span text:style-name="T4">unit of mesurement</text:span>, <text:span text:style-name="T4">price, currency and </text:span>project.</text:p>
            </text:list-item>
            <text:list-item>
              <text:p text:style-name="P6">Provide a "View/Edit" button for each task, which links to the task <text:span text:style-name="T4">detail</text:span> view.</text:p>
            </text:list-item>
          </text:list>
        </text:list-item>
        <text:list-item>
          <text:p text:style-name="P5"><text:span text:style-name="Strong_20_Emphasis"><text:span text:style-name="T3">Task Detail View</text:span></text:span><text:span text:style-name="T2">:</text:span></text:p>
          <text:list>
            <text:list-item>
              <text:p text:style-name="P6">Display the task <text:span text:style-name="T5">id, code, task </text:span>name, <text:span text:style-name="T5">unit, price, currency and </text:span>project at the top.</text:p>
            </text:list-item>
            <text:list-item>
              <text:p text:style-name="P6">Show a table or list of task components, with columns for price code, denomination, quantity, unit of measurement, definition, and converted price (in the task's currency).</text:p>
            </text:list-item>
            <text:list-item>
              <text:p text:style-name="P6">Include a separate row for the indirect costs component, with columns for percentage and calculated figure.</text:p>
            </text:list-item>
            <text:list-item>
              <text:p text:style-name="P6">Provide a dynamic form below the table, with input fields for adding new components (price, quantity, unit of measurement, definition, currency).</text:p>
            </text:list-item>
            <text:list-item>
              <text:p text:style-name="P6">Use JavaScript to update the table in real-time as the user adds or removes components, and to calculate the total task price.</text:p>
            </text:list-item>
            <text:list-item>
              <text:p text:style-name="P6">Format the quantities with 3 decimal places and commas separating thousands, and format the prices with 2 decimal places and commas separating thousands.</text:p>
            </text:list-item>
            <text:list-item>
              <text:p text:style-name="P6">Display the calculated total task price, including the indirect costs.</text:p>
            </text:list-item>
            <text:list-item>
              <text:p text:style-name="P6">Provide a "Save" button to save changes to the task.</text:p>
            </text:list-item>
            <text:list-item>
              <text:p text:style-name="P6">When adding or editing task components, check the currency of each component and convert it to the task's currency, as specified by the user.</text:p>
            </text:list-item>
            <text:list-item>
              <text:p text:style-name="P7">Use Django's messaging system to display errors and warnings, such as when a user tries to add a task component with an invalid price or quantity.</text:p>
            </text:list-item>
          </text:list>
        </text:list-item>
      </text:list>
      <text:p text:style-name="P1"/>
      <text:list text:style-name="L2">
        <text:list-item>
          <text:p text:style-name="P8">The project is not a field to be entered by the user, but rather it's already chosen at the beginning. Therefore, we need to modify the URL pattern to include the project ID.</text:p>
        </text:list-item>
        <text:list-item>
          <text:p text:style-name="P8">The template has been updated to use Bootstrap styling and includes additional columns for unit, price, currency, project, and user.</text:p>
        </text:list-item>
        <text:list-item>
          <text:p text:style-name="P9">The form to insert new tasks has been updated to include input fields for task name, unit, price, and currency.</text:p>
        </text:list-item>
      </text:list>
      <text:p text:style-name="P2">We have created WorkPackages. These are the chapters of the budget. In each chapter we will introduce works. This work are link with a chapter, to be chosen by the user. The work is made up of a Task, that will include a code, a <text:s/>name, a project(foreignkey link to Project) a unit, a price, a currency and several component(manytomany, link to Price), and a quantity introduced by the user, the result will be a figure task price x quantity. At the end the grand total will be the sum of all this task prices x quantities.</text:p>
      <text:p text:style-name="P2"/>
      <text:list text:style-name="L3">
        <text:list-item>
          <text:p text:style-name="P10">WorkPackages (chapters of the budget)</text:p>
        </text:list-item>
        <text:list-item>
          <text:p text:style-name="P11">Works (linked to a WorkPackage)</text:p>
        </text:list-item>
        <text:list-item>
          <text:p text:style-name="P12">Tasks (part of a Work)</text:p>
        </text:list-item>
        <text:list-item>
          <text:p text:style-name="P13">Components(parts of Task)</text:p>
        </text:list-item>
      </text:list>
      <text:p text:style-name="P3">Each Task has several attributes:</text:p>
      <text:list text:style-name="L4">
        <text:list-item>
          <text:p text:style-name="P14">Code</text:p>
        </text:list-item>
        <text:list-item>
          <text:p text:style-name="P14"><text:soft-page-break/>Name</text:p>
        </text:list-item>
        <text:list-item>
          <text:p text:style-name="P14">Project (foreign key link to Project)</text:p>
        </text:list-item>
        <text:list-item>
          <text:p text:style-name="P14">Unit</text:p>
        </text:list-item>
        <text:list-item>
          <text:p text:style-name="P14">Price</text:p>
        </text:list-item>
        <text:list-item>
          <text:p text:style-name="P14">Currency</text:p>
        </text:list-item>
        <text:list-item>
          <text:p text:style-name="P14">Components (many-to-many link to Price)</text:p>
        </text:list-item>
        <text:list-item>
          <text:p text:style-name="P15">Quantity (introduced by the user)</text:p>
        </text:list-item>
      </text:list>
      <text:p text:style-name="P3">The calculation for the Task price is <text:span text:style-name="Source_20_Text"><text:span text:style-name="T1">price x quantity</text:span></text:span>, and the grand total is the sum of all Task prices x quantities.</text:p>
      <text:p text:style-name="P3"/>
      <text:p text:style-name="P3">Task are created independently, not linked to any WorkPackage, also a Task, might be used in differnte WorkPackages, even in different Projects of the same user. So cannot have a foreignkey. So a model for Work must be created. It will be link to a Task and to a WorkPackage, also it will have a quantity as field. </text:p>
      <text:p text:style-name="P3">The <text:span text:style-name="Source_20_Text"><text:span text:style-name="T1">Work</text:span></text:span> model establishes the many-to-many relationship between <text:span text:style-name="Source_20_Text"><text:span text:style-name="T1">Task</text:span></text:span> and <text:span text:style-name="Source_20_Text"><text:span text:style-name="T1">WorkPackage</text:span></text:span>, and stores the <text:span text:style-name="Source_20_Text"><text:span text:style-name="T1">quantity</text:span></text:span> for each <text:span text:style-name="Source_20_Text"><text:span text:style-name="T1">Work</text:span></text:span> instance. The <text:span text:style-name="Source_20_Text"><text:span text:style-name="T1">work_amount</text:span></text:span> property calculates the total amount for each <text:span text:style-name="Source_20_Text"><text:span text:style-name="T1">Work</text:span></text:span> instance by multiplying the <text:span text:style-name="Source_20_Text"><text:span text:style-name="T1">price</text:span></text:span> of the related <text:span text:style-name="Source_20_Text"><text:span text:style-name="T1">Task</text:span></text:span> with the <text:span text:style-name="Source_20_Text"><text:span text:style-name="T1">quantity</text:span></text:span>.</text:p>
      <text:p text:style-name="P3">The <text:span text:style-name="Source_20_Text"><text:span text:style-name="T1">WorkForm</text:span></text:span> is a simple <text:span text:style-name="Source_20_Text"><text:span text:style-name="T1">ModelForm</text:span></text:span> that allows users to select a <text:span text:style-name="Source_20_Text"><text:span text:style-name="T1">Task</text:span></text:span>, a <text:span text:style-name="Source_20_Text"><text:span text:style-name="T1">WorkPackage</text:span></text:span>, and enter a <text:span text:style-name="Source_20_Text"><text:span text:style-name="T1">quantity</text:span></text:span>.</text:p>
      <text:p text:style-name="P3"/>
      <text:p text:style-name="P4">To introduce a work, first we have to select a workpackage.</text:p>
      <text:p text:style-name="P2"/>
      <text:p text:style-name="P2">My django project creates a budget for a project. The chapters or this budger are called workpackages. In every workpackage we include works. A work is a task x a quantity. A task is made up of components. The final output is the total budget quanity, but also to know the breakdown for every workpackage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20:42:55.790000000</meta:creation-date>
    <dc:date>2024-09-21T17:04:51.023000000</dc:date>
    <meta:editing-duration>PT11H59M36S</meta:editing-duration>
    <meta:editing-cycles>6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37" meta:word-count="683" meta:character-count="3851" meta:non-whitespace-character-count="3232"/>
  </office:meta>
</office:document-meta>
</file>